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text-align="end" style:justify-single-word="false"/>
      <style:text-properties style:font-name="Times New Roman" fo:font-size="22pt" fo:language="es" fo:country="ES" style:font-size-asian="22pt" style:font-size-complex="22pt"/>
    </style:style>
    <style:style style:name="P2" style:family="paragraph" style:parent-style-name="Preformatted_20_Text">
      <style:paragraph-properties fo:text-align="center" style:justify-single-word="false"/>
      <style:text-properties style:font-name="Times New Roman" fo:font-size="36pt" fo:language="es" fo:country="ES" style:font-size-asian="36pt" style:font-size-complex="36pt"/>
    </style:style>
    <style:style style:name="P3" style:family="paragraph" style:parent-style-name="Preformatted_20_Text">
      <style:text-properties style:font-name="Times New Roman" fo:language="es" fo:country="ES"/>
    </style:style>
    <style:style style:name="P4" style:family="paragraph" style:parent-style-name="Preformatted_20_Text">
      <style:paragraph-properties fo:text-align="start" style:justify-single-word="false"/>
      <style:text-properties style:font-name="Times New Roman" fo:font-size="11pt" fo:language="es" fo:country="ES" style:font-size-asian="11pt" style:font-size-complex="11pt"/>
    </style:style>
    <style:style style:name="P5" style:family="paragraph" style:parent-style-name="Preformatted_20_Text">
      <style:paragraph-properties fo:text-align="start" style:justify-single-word="false"/>
      <style:text-properties style:font-name="Times New Roman" fo:font-size="11pt" fo:language="es" fo:country="ES" style:font-size-asian="11pt" style:font-size-complex="11pt"/>
    </style:style>
    <style:style style:name="P6" style:family="paragraph" style:parent-style-name="Preformatted_20_Text">
      <style:paragraph-properties fo:text-align="center" style:justify-single-word="false"/>
      <style:text-properties fo:font-weight="normal" style:font-weight-asian="normal" style:font-weight-complex="normal"/>
    </style:style>
    <style:style style:name="P7" style:family="paragraph" style:parent-style-name="Preformatted_20_Text">
      <style:paragraph-properties fo:text-align="start" style:justify-single-word="false"/>
    </style:style>
    <style:style style:name="P8" style:family="paragraph" style:parent-style-name="Preformatted_20_Text">
      <style:paragraph-properties fo:text-align="start" style:justify-single-word="false" fo:break-before="page"/>
      <style:text-properties style:font-name="Times New Roman" fo:font-size="11pt" fo:language="es" fo:country="ES" style:font-size-asian="11pt" style:font-size-complex="11pt"/>
    </style:style>
    <style:style style:name="T1" style:family="text">
      <style:text-properties style:font-name="Times New Roman" fo:font-size="11pt" fo:language="es" fo:country="ES" style:font-size-asian="11pt" style:font-size-complex="11pt"/>
    </style:style>
    <style:style style:name="T2" style:family="text">
      <style:text-properties style:font-name="Times New Roman" fo:font-size="22pt" fo:language="es" fo:country="ES" style:font-size-asian="22pt" style:language-asian="zxx" style:country-asian="none" style:font-size-complex="22pt" style:language-complex="zxx" style:country-complex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>Diseño de Video Juegos I</text:p>
      <text:p text:style-name="P3"/>
      <text:p text:style-name="P3"/>
      <text:p text:style-name="P3"/>
      <text:p text:style-name="P3"/>
      <text:p text:style-name="P3"/>
      <text:p text:style-name="P3"/>
      <text:p text:style-name="P2">Level 3 - Actividad 2</text:p>
      <text:p text:style-name="P3"/>
      <text:p text:style-name="P6"><text:span text:style-name="T2">Diseñar a partir de experiencias reales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Oscar Sánchez</text:p>
      <text:p text:style-name="P1"/>
      <text:p text:style-name="P8">Experiencias de la vida real:</text:p>
      <text:p text:style-name="P4">- Andar en bicicleta en un día de otoño.</text:p>
      <text:p text:style-name="P4">- Jugar al fútbol en una mañana soleada de primavera.</text:p>
      <text:p text:style-name="P4">- Manejar un auto en una autopista un día de primavera <text:s/>y ver la salida del sol.</text:p>
      <text:p text:style-name="P4">- Caminar bajo la lluvia.</text:p>
      <text:p text:style-name="P4">- Hacer lo preparativos para emprender un viaje.</text:p>
      <text:p text:style-name="P4"/>
      <text:p text:style-name="P4">Experiencia elegida: <text:s/>Andar en bicicleta en un día de otoño</text:p>
      <text:p text:style-name="P4"/>
      <text:p text:style-name="P4">Experiencias esenciales:</text:p>
      <text:p text:style-name="P4">- Ver el cielo gris, de a momentos se entrecruza el sol entre las nubes.</text:p>
      <text:p text:style-name="P4">- Sentir la briza fresca en la cara.</text:p>
      <text:p text:style-name="P4">- Estar en un campo en el cual se pueda ver pasto y la linea del horizonte.</text:p>
      <text:p text:style-name="P4">- Percibir el olor del pasto recién cortado.</text:p>
      <text:p text:style-name="P4">- Ver el contraste de la rueda delantera contra el piso mientras se pedalea.</text:p>
      <text:p text:style-name="P4"/>
      <text:p text:style-name="P4">Experiencias no esenciales</text:p>
      <text:p text:style-name="P4">- La vestimenta que llevo</text:p>
      <text:p text:style-name="P4">- El detalle de los alambrados</text:p>
      <text:p text:style-name="P4">- Cansancio y sed de tanto pedalear</text:p>
      <text:p text:style-name="P4">- los animales del lugar</text:p>
      <text:p text:style-name="P4">- las acequias</text:p>
      <text:p text:style-name="P4"/>
      <text:p text:style-name="P4"/>
      <text:p text:style-name="P4">Experiencia esencial elegida: <text:s/>“Ver el contraste de la rueda delantera contra el piso mientras se pedalea”</text:p>
      <text:p text:style-name="P4"/>
      <text:p text:style-name="P4">Idea de juego: </text:p>
      <text:p text:style-name="P4">Juego de carrera de motos. Cámara en primera persona. Se compite contra otros participantes en un circuito del tipo ruta. </text:p>
      <text:p text:style-name="P4"/>
      <text:p text:style-name="P4">Mecánica base:</text:p>
      <text:p text:style-name="P4">Acelerar para ganar.</text:p>
      <text:p text:style-name="P4"/>
      <text:p text:style-name="P7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7M47S</meta:editing-duration>
    <meta:editing-cycles>21</meta:editing-cycles>
    <meta:generator>OpenOffice.org/3.4.1$Win32 OpenOffice.org_project/341m1$Build-9593</meta:generator>
    <dc:date>2012-10-24T01:22:21.56</dc:date>
    <meta:document-statistic meta:table-count="0" meta:image-count="0" meta:object-count="0" meta:page-count="2" meta:paragraph-count="28" meta:word-count="219" meta:character-count="1189"/>
    <meta:user-defined meta:name="Info 1"/>
    <meta:user-defined meta:name="Info 2"/>
    <meta:user-defined meta:name="Info 3"/>
    <meta:user-defined meta:name="Info 4"/>
  </office:meta>
</office:document-meta>
</file>